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RenderPanel.getTableCellEditorComponent( JTable table , Object value , boolean isSelected , int row , int colum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hrowableRenderPanel.ThrowableRend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owableRenderPanel.getCellEdito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Render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rowableRenderPanel.addActionListener( Actio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